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5f675" officeooo:paragraph-rsid="00203620" style:font-weight-asian="normal" style:font-weight-complex="normal"/>
    </style:style>
    <style:style style:name="P2" style:family="paragraph" style:parent-style-name="Standard">
      <style:text-properties fo:font-weight="normal" officeooo:rsid="0028d1ac" officeooo:paragraph-rsid="0028d1ac" style:font-weight-asian="normal" style:font-weight-complex="normal"/>
    </style:style>
    <style:style style:name="P3" style:family="paragraph" style:parent-style-name="Standard">
      <style:text-properties fo:font-weight="normal" officeooo:rsid="002ac4b5" officeooo:paragraph-rsid="002ac4b5" style:font-weight-asian="normal" style:font-weight-complex="normal"/>
    </style:style>
    <style:style style:name="P4" style:family="paragraph" style:parent-style-name="Standard">
      <style:text-properties fo:font-weight="normal" officeooo:rsid="002cfcf5" officeooo:paragraph-rsid="002cfcf5" style:font-weight-asian="normal" style:font-weight-complex="normal"/>
    </style:style>
    <style:style style:name="P5" style:family="paragraph" style:parent-style-name="Standard">
      <style:text-properties fo:font-weight="normal" officeooo:rsid="0033331f" officeooo:paragraph-rsid="0033331f" style:font-weight-asian="normal" style:font-weight-complex="normal"/>
    </style:style>
    <style:style style:name="P6" style:family="paragraph" style:parent-style-name="Standard">
      <style:text-properties fo:font-weight="bold" officeooo:rsid="0005f675" officeooo:paragraph-rsid="0020fe47" style:font-weight-asian="bold" style:font-weight-complex="bold"/>
    </style:style>
    <style:style style:name="P7" style:family="paragraph" style:parent-style-name="Standard">
      <style:text-properties fo:font-style="normal" fo:font-weight="normal" officeooo:rsid="0005f675" officeooo:paragraph-rsid="0020fe47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5f675" officeooo:paragraph-rsid="0020362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f441b" officeooo:paragraph-rsid="002f441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30c073" officeooo:paragraph-rsid="0030c07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c3a38" officeooo:paragraph-rsid="002c3a3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3a0924" officeooo:paragraph-rsid="003a0924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7733bc" officeooo:paragraph-rsid="007733b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3bf063" officeooo:paragraph-rsid="003bf063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aa8e7" style:font-style-asian="normal" style:font-style-complex="normal"/>
    </style:style>
    <style:style style:name="T3" style:family="text">
      <style:text-properties fo:font-style="normal" officeooo:rsid="000b989d" style:font-style-asian="normal" style:font-style-complex="normal"/>
    </style:style>
    <style:style style:name="T4" style:family="text">
      <style:text-properties fo:font-style="normal" officeooo:rsid="00294b85" style:font-style-asian="normal" style:font-style-complex="normal"/>
    </style:style>
    <style:style style:name="T5" style:family="text">
      <style:text-properties fo:font-style="normal" officeooo:rsid="002e622a" style:font-style-asian="normal" style:font-style-complex="normal"/>
    </style:style>
    <style:style style:name="T6" style:family="text">
      <style:text-properties fo:font-style="normal" officeooo:rsid="00337dc5" style:font-style-asian="normal" style:font-style-complex="normal"/>
    </style:style>
    <style:style style:name="T7" style:family="text">
      <style:text-properties fo:font-style="normal" fo:font-weight="bold" officeooo:rsid="002ac4b5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356f80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3a0924" style:font-style-asian="normal" style:font-weight-asian="bold" style:font-style-complex="normal" style:font-weight-complex="bold"/>
    </style:style>
    <style:style style:name="T10" style:family="text">
      <style:text-properties officeooo:rsid="0028d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/ <text:span text:style-name="T10">Basic composition</text:span></text:p>
      <text:p text:style-name="P4">jai<text:tab/><text:tab/><text:tab/><text:tab/>jai</text:p>
      <text:p text:style-name="P7">dua pai<text:tab/><text:tab/><text:tab/><text:tab/>(dua pai)</text:p>
      <text:p text:style-name="P1"><text:span text:style-name="T1">dua leo pai<text:tab/><text:tab/><text:tab/>(dua </text:span><text:span text:style-name="T2">(</text:span><text:span text:style-name="T3">leo pai)</text:span><text:span text:style-name="T2">)</text:span></text:p>
      <text:p text:style-name="P2"><text:span text:style-name="T2">k</text:span><text:span text:style-name="T1">uai tua jeaq jai<text:tab/><text:tab/>(</text:span><text:span text:style-name="T4">kuai (tua (jeaq jai)))</text:span></text:p>
      <text:p text:style-name="P2"/>
      <text:p text:style-name="P2"><text:span text:style-name="T4">// </text:span><text:span text:style-name="T7">Mu</text:span></text:p>
      <text:p text:style-name="P3"><text:span text:style-name="T5">mu cho<text:tab/></text:span><text:span text:style-name="T1"><text:tab/><text:tab/>(</text:span><text:span text:style-name="T5">mu cho)</text:span></text:p>
      <text:p text:style-name="P9">leo mu mai<text:tab/><text:tab/><text:tab/>(leo (mu mai))</text:p>
      <text:p text:style-name="P10">mu dua pai<text:tab/><text:tab/><text:tab/>((mu dua) pai)</text:p>
      <text:p text:style-name="P5"><text:span text:style-name="T1">kuai mu tua jai<text:tab/><text:tab/></text:span><text:span text:style-name="T6">(kuai (mu tua) jai)</text:span></text:p>
      <text:p text:style-name="P11"/>
      <text:p text:style-name="P1"><text:span text:style-name="T2">// </text:span><text:span text:style-name="T8">R</text:span><text:span text:style-name="T9">u</text:span></text:p>
      <text:p text:style-name="P12">pai ru mai<text:tab/><text:tab/><text:tab/>(ru pai mai)</text:p>
      <text:p text:style-name="P13">niai ra poq dua<text:tab/><text:tab/>((ra (niai poq)) dua)</text:p>
      <text:p text:style-name="P13"/>
      <text:p text:style-name="P1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02:03:43.156916438</dc:date>
    <meta:editing-duration>PT1H14M42S</meta:editing-duration>
    <meta:editing-cycles>92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65" meta:character-count="301" meta:non-whitespace-character-count="230"/>
  </office:meta>
</office:document-meta>
</file>